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13939" officeooo:paragraph-rsid="0001393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013939" officeooo:paragraph-rsid="00013939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04b82b" officeooo:paragraph-rsid="0004b82b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officeooo:rsid="00023d71" officeooo:paragraph-rsid="00023d71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officeooo:rsid="00042f27" officeooo:paragraph-rsid="00042f27" style:font-size-asian="11pt" style:font-weight-asian="normal" style:font-size-complex="11pt" style:font-weight-complex="normal"/>
    </style:style>
    <style:style style:name="T1" style:family="text">
      <style:text-properties officeooo:rsid="00023d71"/>
    </style:style>
    <style:style style:name="T2" style:family="text">
      <style:text-properties officeooo:rsid="0004d0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FANO CORTEMILIA </text:p>
      <text:p text:style-name="P1"/>
      <text:p text:style-name="P2">Allestimento giardino in palazzina storica risalente al 600</text:p>
      <text:p text:style-name="P2"/>
      <text:p text:style-name="P3">progetto di architetto paesaggista</text:p>
      <text:p text:style-name="P2"/>
      <text:p text:style-name="P2">Allestimento impianto di irrigazione wi-fy, irrigatori rotetor a basso <text:span text:style-name="T1">consumo idrico ed un miglior effetto pioggia, </text:span><text:span text:style-name="T2">sensore pioggia</text:span><text:span text:style-name="T1"> e irrigazione su fioriere terrazzi con gocciolatori singoli ogni vaso</text:span></text:p>
      <text:p text:style-name="P2"/>
      <text:p text:style-name="P2">Posa prato a rotoli</text:p>
      <text:p text:style-name="P2"/>
      <text:p text:style-name="P2"><text:s/><text:span text:style-name="T1">Allestimento di una siepe sinuosa di leylandii bordure in acciaio, geo tessuti per controllo infestanti e lapillo vulcanico di copertura</text:span></text:p>
      <text:p text:style-name="P2"/>
      <text:p text:style-name="P4">Aiuola che accompagna la siepe nella zona prato con ortensie, graminacee, perenni e sempreverdi</text:p>
      <text:p text:style-name="P4"/>
      <text:p text:style-name="P4">fornitura e messa a dimora di vasi di grandi dimensioni in terracotta con ulivi secolari, fioriere in ferro battuto con palme</text:p>
      <text:p text:style-name="P4"/>
      <text:p text:style-name="P5">Filare di piante carpini bianchi a copertura del muro perimetrale, a piante a basso portamento alla base con irrigazione a ala gocciolante 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2:46:29.909360900</meta:creation-date>
    <dc:date>2026-02-08T13:18:41.388059900</dc:date>
    <meta:editing-duration>PT14M30S</meta:editing-duration>
    <meta:editing-cycles>4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9" meta:word-count="123" meta:character-count="829" meta:non-whitespace-character-count="712"/>
  </office:meta>
</office:document-meta>
</file>